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6A2000003A53A05B67E.png" manifest:media-type="image/png"/>
  <manifest:file-entry manifest:full-path="Pictures/10000201000006A2000003A5A3965B5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102cm" draw:fill="none" draw:textarea-vertical-align="middle"/>
    </style:style>
    <style:style style:name="gr4" style:family="graphic" style:parent-style-name="objectwithoutfill">
      <style:graphic-properties draw:marker-start="Arrow" draw:marker-start-width="0.102cm" draw:fill="none" draw:textarea-vertical-align="middle"/>
    </style:style>
    <style:style style:name="gr5" style:family="graphic" style:parent-style-name="objectwithoutfill">
      <style:graphic-properties draw:marker-start="Arrow" draw:marker-start-width="0.102cm" draw:marker-end="" draw:marker-end-width="0.10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63cm" svg:x="1.001cm" svg:y="1cm">
          <draw:image xlink:href="Pictures/10000201000006A2000003A53A05B67E.png" xlink:type="simple" xlink:show="embed" xlink:actuate="onLoad">
            <text:p/>
          </draw:image>
        </draw:frame>
        <draw:line draw:style-name="gr2" draw:text-style-name="P1" draw:layer="layout" svg:x1="10.144cm" svg:y1="3.032cm" svg:x2="8.366cm" svg:y2="3.54cm">
          <text:p/>
        </draw:line>
        <draw:line draw:style-name="gr2" draw:text-style-name="P1" draw:layer="layout" svg:x1="11.033cm" svg:y1="5.572cm" svg:x2="10.652cm" svg:y2="7.35cm">
          <text:p/>
        </draw:line>
        <draw:path draw:style-name="gr3" draw:text-style-name="P1" draw:layer="layout" svg:width="0.614cm" svg:height="0.444cm" draw:transform="rotate (1.15593156359584) translate (9.0756682970082cm 3.64010699264754cm)" svg:viewBox="0 0 615 445" svg:d="m0 69c105 5 204-27 303-52 107-27 290-34 309 78 20 118-55 239-137 335l-34 15">
          <text:p/>
        </draw:path>
        <draw:path draw:style-name="gr3" draw:text-style-name="P1" draw:layer="layout" svg:width="0.48cm" svg:height="0.343cm" draw:transform="rotate (-2.72672789039074) translate (11.2252787122359cm 6.57933246743582cm)" svg:viewBox="0 0 481 344" svg:d="m64 0c97 13 190 27 289 57 114 34 172 176 87 241-85 66-211 54-307 7l-85-38-48-31">
          <text:p/>
        </draw:path>
        <draw:frame draw:style-name="gr1" draw:text-style-name="P1" draw:layer="layout" svg:width="19.589cm" svg:height="10.763cm" svg:x="21.127cm" svg:y="1.032cm">
          <draw:image xlink:href="Pictures/10000201000006A2000003A5A3965B51.png" xlink:type="simple" xlink:show="embed" xlink:actuate="onLoad">
            <text:p/>
          </draw:image>
        </draw:frame>
        <draw:line draw:style-name="gr2" draw:text-style-name="P1" draw:layer="layout" svg:x1="32.075cm" svg:y1="3.178cm" svg:x2="32.837cm" svg:y2="3.559cm">
          <text:p/>
        </draw:line>
        <draw:line draw:style-name="gr2" draw:text-style-name="P1" draw:layer="layout" svg:x1="31.313cm" svg:y1="5.845cm" svg:x2="31.44cm" svg:y2="7.623cm">
          <text:p/>
        </draw:line>
        <draw:path draw:style-name="gr4" draw:text-style-name="P1" draw:layer="layout" svg:width="0.582cm" svg:height="0.473cm" draw:transform="rotate (-2.63213104493265) translate (31.7527665888664cm 6.6935160060205cm)" svg:viewBox="0 0 583 474" svg:d="m21 0c144 16 297-19 431 42 125 57 191 266 59 374-144 116-296 33-425-26l-86-48">
          <text:p/>
        </draw:path>
        <draw:path draw:style-name="gr5" draw:text-style-name="P1" draw:layer="layout" svg:width="0.389cm" svg:height="0.383cm" draw:transform="rotate (1.34931404471682) translate (32.1756868598008cm 3.49171353584915cm)" svg:viewBox="0 0 390 384" svg:d="m15 0c131 27 362-46 375 144 12 173-207 202-342 229l-48 11">
          <text:p/>
        </draw:path>
        <draw:frame draw:style-name="gr6" draw:text-style-name="P2" draw:layer="layout" svg:width="1.539cm" svg:height="0.645cm" svg:x="29.835cm" svg:y="3.051cm">
          <draw:text-box>
            <text:p text:style-name="P2">K(ac)3</text:p>
          </draw:text-box>
        </draw:frame>
        <draw:frame draw:style-name="gr6" draw:text-style-name="P2" draw:layer="layout" svg:width="1.539cm" svg:height="0.645cm" svg:x="11.372cm" svg:y="2.922cm">
          <draw:text-box>
            <text:p text:style-name="P2">K(ac)3</text:p>
          </draw:text-box>
        </draw:frame>
        <draw:frame draw:style-name="gr6" draw:text-style-name="P2" draw:layer="layout" svg:width="0.93cm" svg:height="0.645cm" svg:x="9.882cm" svg:y="3.24cm">
          <draw:text-box>
            <text:p text:style-name="P2">Y4</text:p>
          </draw:text-box>
        </draw:frame>
        <draw:frame draw:style-name="gr6" draw:text-style-name="P2" draw:layer="layout" svg:width="0.93cm" svg:height="0.645cm" svg:x="31.34cm" svg:y="3.168cm">
          <draw:text-box>
            <text:p text:style-name="P2">Y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9-01T11:54:01</dc:date>
    <dc:creator>lior </dc:creator>
    <meta:generator>LibreOffice/3.5$Linux_X86_64 LibreOffice_project/350m1$Build-2</meta:generator>
    <meta:editing-duration>P0D</meta:editing-duration>
    <meta:editing-cycles>1</meta:editing-cycles>
    <meta:document-statistic meta:object-count="14"/>
  </office:meta>
</office:document-meta>
</file>